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draw:auto-grow-height="true" fo:min-height="16.255cm"/>
    </style:style>
    <style:style style:name="pr5" style:family="presentation" style:parent-style-name="Padrão-subtitle">
      <style:graphic-properties draw:fill-color="#ffffff" fo:min-height="17.93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1">T4: Geração de Fractais de Mandelbrot em OpenMP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">Testes:</text:span></text:p>
                <text:list>
                  <text:list-item>
                    <text:p>1024 <text:s text:c="2"/>32 [1,2,4,8]</text:p>
                  </text:list-item>
                  <text:list-item>
                    <text:p>1024 <text:s text:c="2"/>64 [1,2,4,8]</text:p>
                  </text:list-item>
                  <text:list-item>
                    <text:p>1024 128 [1,2,4,8]</text:p>
                  </text:list-item>
                  <text:list-item>
                    <text:p>180 testes = 12 casos x 5 execuções x 3 soluções</text:p>
                    <text:list>
                      <text:list-item>
                        <text:p>100 minutos de duração</text:p>
                      </text:list-item>
                    </text:list>
                  </text:list-item>
                  <text:list-item>
                    <text:p>Width fixo?</text:p>
                    <text:list>
                      <text:list-item>
                        <text:p>frames+: width^2</text:p>
                      </text:list-item>
                      <text:list-item>
                        <text:p>width+: 2*width+1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2">Especificações:</text:span></text:p>
                <text:list>
                  <text:list-item>
                    <text:p>Procesador: Intel® Core™ i7-6700K</text:p>
                  </text:list-item>
                  <text:list-item>
                    <text:p>Núcleos: 4 (8 threads)</text:p>
                  </text:list-item>
                  <text:list-item>
                    <text:p>Frequência: 4.2 GHz</text:p>
                  </text:list-item>
                  <text:list-item>
                    <text:p>Memória: 2 x 8 GB DDR4 2800 MHz</text:p>
                  </text:list-item>
                  <text:list-item>
                    <text:p>SO: GNU (Debian Stretch Live 9.8 LXD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1">T4: Geração de Fractais de Mandelbrot em OpenMP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Laço externo:</text:p>
                <text:list>
                  <text:list-item>
                    <text:p>delta = 0.98^i;</text:p>
                  </text:list-item>
                  <text:list-item>
                    <text:p>zoom</text:p>
                  </text:list-item>
                  <text:list-item>
                    <text:p>executar sequencialmente;</text:p>
                  </text:list-item>
                  <text:list-item>
                    <text:p>static: problema</text:p>
                    <text:list>
                      <text:list-item>
                        <text:p>frames se repetem</text:p>
                      </text:list-item>
                      <text:list-item>
                        <text:p>256 100 2 -&gt; 2 x 256 50 1</text:p>
                      </text:list-item>
                    </text:list>
                  </text:list-item>
                  <text:list-item>
                    <text:p>dynamic:</text:p>
                    <text:list>
                      <text:list-item>
                        <text:p>ordered default?</text:p>
                      </text:list-item>
                      <text:list-item>
                        <text:p>problemas com zoom</text:p>
                      </text:list-item>
                    </text:list>
                  </text:list-item>
                  <text:list-item>
                    <text:p>com chunk_size = frames * width^2</text:p>
                    <text:list>
                      <text:list-item>
                        <text:p>funciona</text:p>
                      </text:list-item>
                      <text:list-item>
                        <text:p>porem equivaleria a execução sequencial;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Laços internos:</text:p>
                <text:list>
                  <text:list-item>
                    <text:p>para cada linha calcula todas as colunas;</text:p>
                    <text:list>
                      <text:list-item>
                        <text:p>onde de fato as coisas acontecem;</text:p>
                      </text:list-item>
                    </text:list>
                  </text:list-item>
                  <text:list-item>
                    <text:p>paralelismo:</text:p>
                    <text:list>
                      <text:list-item>
                        <text:p>escalonamento fixo</text:p>
                      </text:list-item>
                      <text:list-item>
                        <text:p>particionamento variável: linha ou coluna</text:p>
                        <text:list>
                          <text:list-item>
                            <text:p>#pragma omp parallel for schedule(dynamic)</text:p>
                          </text:list-item>
                        </text:list>
                      </text:list-item>
                      <text:list-item>
                        <text:p>coluna: menos eficiente - fractalpar2.cpp</text:p>
                        <text:list>
                          <text:list-item>
                            <text:p>ate 4 threads: ~95%</text:p>
                          </text:list-item>
                          <text:list-item>
                            <text:p>8 threads: ~77%</text:p>
                          </text:list-item>
                        </text:list>
                      </text:list-item>
                      <text:list-item>
                        <text:p>linha: melhores resultados - fractalpar1.cpp</text:p>
                        <text:list>
                          <text:list-item>
                            <text:p>ate 4 threads: 99~100%, speedup = nthreads</text:p>
                          </text:list-item>
                          <text:list-item>
                            <text:p>8 threads: ~82%, speedup = 6,6</text:p>
                          </text:list-item>
                        </text:list>
                      </text:list-item>
                      <text:list-item>
                        <text:p>programa com 2 laços(?) - fractalpar3.cpp</text:p>
                        <text:list>
                          <text:list-item>
                            <text:p>até 4 threads: equivalente a linha</text:p>
                          </text:list-item>
                          <text:list-item>
                            <text:p>8 threads: 5% menos eficiente que linha</text:p>
                          </text:list-item>
                          <text:list-item>
                            <text:p>introduz 2 divisões por laço</text:p>
                            <text:list>
                              <text:list-item>
                                <text:p>esperava piores resultado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office:forms form:automatic-focus="false" form:apply-design-mode="false"/>
        <draw:frame presentation:style-name="pr4" draw:text-style-name="P5" draw:layer="layout" svg:width="25.199cm" svg:height="16.255cm" svg:x="1.201cm" svg:y="3.145cm" presentation:class="subtitle" presentation:user-transformed="true">
          <draw:text-box>
            <text:p text:style-name="P4"><text:span text:style-name="T3"><text:tab/></text:span><text:span text:style-name="T3"><text:tab/></text:span><text:span text:style-name="T3"><text:tab/></text:span><text:span text:style-name="T3">#pragma omp parallel for schedule(dynamic)</text:span></text:p>
            <text:p text:style-name="P4"><text:span text:style-name="T3"><text:tab/></text:span><text:span text:style-name="T3"><text:tab/></text:span><text:span text:style-name="T3"><text:tab/></text:span><text:span text:style-name="T3">for(int rowcol = 0; rowcol &lt; width*width; rowcol++)</text:span></text:p>
            <text:p text:style-name="P4"><text:span text:style-name="T3"><text:tab/></text:span><text:span text:style-name="T3"><text:tab/></text:span><text:span text:style-name="T3"><text:tab/></text:span><text:span text:style-name="T3">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row = rowcol%width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col = rowcol/width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const double cx = xMin + row * dw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x = c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y = yMin + col * dw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depth = 256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x2, y2;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x2 = x * 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2 = y * y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 = 2 * x * y + (yMin + col * dw)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x = x2 - y2 + c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pth--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}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while((depth &gt; 0) &amp;&amp; ((x2 + y2) &lt; 5.0));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pic[frame * width * width + col * width + row] = (unsigned char)depth;</text:span></text:p>
            <text:p text:style-name="P4"><text:span text:style-name="T3"><text:tab/></text:span><text:span text:style-name="T3"><text:tab/></text:span><text:span text:style-name="T3"><text:tab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2">
        <office:forms form:automatic-focus="false" form:apply-design-mode="false"/>
        <draw:frame presentation:style-name="pr5" draw:text-style-name="P6" draw:layer="layout" svg:width="25.199cm" svg:height="17.937cm" svg:x="1.4cm" svg:y="2.2cm" presentation:class="subtitle" presentation:user-transformed="true">
          <draw:text-box>
            <text:p text:style-name="P1"><text:span text:style-name="T4">fractalpar2</text:span></text:p>
            <text:p text:style-name="P1"><text:span text:style-name="T4">#pragma omp parallel for schedule(dynamic)</text:span></text:p>
            <text:p text:style-name="P1"><text:span text:style-name="T4">for(int row = 0; row &lt; width; row++)</text:span></text:p>
            <text:p text:style-name="P1"><text:span text:style-name="T4">{</text:span></text:p>
            <text:p text:style-name="P1"><text:span text:style-name="T4"><text:tab/></text:span><text:span text:style-name="T4">...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  <text:p text:style-name="P1"><text:span text:style-name="T4">fractalpar1</text:span></text:p>
            <text:p text:style-name="P1"><text:span text:style-name="T4">for(int row = 0; row &lt; width; row++)</text:span></text:p>
            <text:p text:style-name="P1"><text:span text:style-name="T4">{</text:span></text:p>
            <text:p text:style-name="P1"><text:span text:style-name="T4"><text:tab/></text:span><text:span text:style-name="T4">const double cy = yMin + row * dw;</text:span></text:p>
            <text:p text:style-name="P1"><text:span text:style-name="T4"/></text:p>
            <text:p text:style-name="P1"><text:span text:style-name="T4"><text:tab/></text:span><text:span text:style-name="T4">#pragma omp parallel for schedule(dynamic)</text:span></text:p>
            <text:p text:style-name="P1"><text:span text:style-name="T4"><text:tab/></text:span><text:span text:style-name="T4">for(int col = 0; col &lt; width; col++)</text:span></text:p>
            <text:p text:style-name="P1"><text:span text:style-name="T4"><text:tab/></text:span><text:span text:style-name="T4">{</text:span></text:p>
            <text:p text:style-name="P1"><text:span text:style-name="T4"><text:tab/></text:span><text:span text:style-name="T4"><text:tab/></text:span><text:span text:style-name="T4">...</text:span></text:p>
            <text:p text:style-name="P1"><text:span text:style-name="T4"><text:tab/></text:span><text:span text:style-name="T4">}</text:span></text:p>
            <text:p text:style-name="P1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0:24:31.082337646</meta:creation-date>
    <dc:date>2019-04-22T15:29:28.086661569</dc:date>
    <meta:editing-duration>PT1H21M6S</meta:editing-duration>
    <meta:editing-cycles>23</meta:editing-cycles>
    <meta:generator>LibreOffice/5.2.7.2$Linux_X86_64 LibreOffice_project/20m0$Build-2</meta:generator>
    <meta:document-statistic meta:object-count="37"/>
  </office:meta>
</office:document-meta>
</file>